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75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77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xpectationval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ub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108" calcext:value-type="float">
            <text:p>0.0108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5" calcext:value-type="float">
            <text:p>0.00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446" calcext:value-type="float">
            <text:p>0.2446</text:p>
          </table:table-cell>
          <table:table-cell office:value-type="float" office:value="0.2393" calcext:value-type="float">
            <text:p>0.2393</text:p>
          </table:table-cell>
          <table:table-cell office:value-type="float" office:value="0.2856" calcext:value-type="float">
            <text:p>0.2856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1886" calcext:value-type="float">
            <text:p>0.1886</text:p>
          </table:table-cell>
          <table:table-cell office:value-type="float" office:value="0.0277" calcext:value-type="float">
            <text:p>0.027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954" calcext:value-type="float">
            <text:p>0.4954</text:p>
          </table:table-cell>
          <table:table-cell office:value-type="float" office:value="0.4632" calcext:value-type="float">
            <text:p>0.4632</text:p>
          </table:table-cell>
          <table:table-cell office:value-type="float" office:value="0.4384" calcext:value-type="float">
            <text:p>0.4384</text:p>
          </table:table-cell>
          <table:table-cell office:value-type="float" office:value="0.4304" calcext:value-type="float">
            <text:p>0.4304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1122" calcext:value-type="float">
            <text:p>0.112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714" calcext:value-type="float">
            <text:p>0.4714</text:p>
          </table:table-cell>
          <table:table-cell office:value-type="float" office:value="0.4859" calcext:value-type="float">
            <text:p>0.4859</text:p>
          </table:table-cell>
          <table:table-cell office:value-type="float" office:value="0.4725" calcext:value-type="float">
            <text:p>0.4725</text:p>
          </table:table-cell>
          <table:table-cell office:value-type="float" office:value="0.5334" calcext:value-type="float">
            <text:p>0.5334</text:p>
          </table:table-cell>
          <table:table-cell office:value-type="float" office:value="0.5716" calcext:value-type="float">
            <text:p>0.5716</text:p>
          </table:table-cell>
          <table:table-cell office:value-type="float" office:value="0.4378" calcext:value-type="float">
            <text:p>0.437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282" calcext:value-type="float">
            <text:p>0.3282</text:p>
          </table:table-cell>
          <table:table-cell office:value-type="float" office:value="0.3254" calcext:value-type="float">
            <text:p>0.3254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3674" calcext:value-type="float">
            <text:p>0.3674</text:p>
          </table:table-cell>
          <table:table-cell office:value-type="float" office:value="0.4414" calcext:value-type="float">
            <text:p>0.4414</text:p>
          </table:table-cell>
          <table:table-cell office:value-type="float" office:value="0.6024" calcext:value-type="float">
            <text:p>0.6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ar</text:p>
          </table:table-cell>
          <table:table-cell table:number-columns-repeated="8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196" calcext:value-type="float">
            <text:p>0.0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88" calcext:value-type="float">
            <text:p>0.01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8" calcext:value-type="float">
            <text:p>0.28</text:p>
          </table:table-cell>
          <table:table-cell office:value-type="float" office:value="0.3134" calcext:value-type="float">
            <text:p>0.3134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2018" calcext:value-type="float">
            <text:p>0.2018</text:p>
          </table:table-cell>
          <table:table-cell office:value-type="float" office:value="0.1557" calcext:value-type="float">
            <text:p>0.1557</text:p>
          </table:table-cell>
          <table:table-cell office:value-type="float" office:value="0.0377" calcext:value-type="float">
            <text:p>0.037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93" calcext:value-type="float">
            <text:p>0.5593</text:p>
          </table:table-cell>
          <table:table-cell office:value-type="float" office:value="0.5582" calcext:value-type="float">
            <text:p>0.5582</text:p>
          </table:table-cell>
          <table:table-cell office:value-type="float" office:value="0.5954" calcext:value-type="float">
            <text:p>0.5954</text:p>
          </table:table-cell>
          <table:table-cell office:value-type="float" office:value="0.5702" calcext:value-type="float">
            <text:p>0.5702</text:p>
          </table:table-cell>
          <table:table-cell office:value-type="float" office:value="0.4662" calcext:value-type="float">
            <text:p>0.4662</text:p>
          </table:table-cell>
          <table:table-cell office:value-type="float" office:value="0.1615" calcext:value-type="float">
            <text:p>0.161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851" calcext:value-type="float">
            <text:p>0.5851</text:p>
          </table:table-cell>
          <table:table-cell office:value-type="float" office:value="0.618" calcext:value-type="float">
            <text:p>0.618</text:p>
          </table:table-cell>
          <table:table-cell office:value-type="float" office:value="0.6241" calcext:value-type="float">
            <text:p>0.6241</text:p>
          </table:table-cell>
          <table:table-cell office:value-type="float" office:value="0.6864" calcext:value-type="float">
            <text:p>0.6864</text:p>
          </table:table-cell>
          <table:table-cell office:value-type="float" office:value="0.7274" calcext:value-type="float">
            <text:p>0.7274</text:p>
          </table:table-cell>
          <table:table-cell office:value-type="float" office:value="0.6302" calcext:value-type="float">
            <text:p>0.630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555" calcext:value-type="float">
            <text:p>0.3555</text:p>
          </table:table-cell>
          <table:table-cell office:value-type="float" office:value="0.3953" calcext:value-type="float">
            <text:p>0.3953</text:p>
          </table:table-cell>
          <table:table-cell office:value-type="float" office:value="0.4147" calcext:value-type="float">
            <text:p>0.4147</text:p>
          </table:table-cell>
          <table:table-cell office:value-type="float" office:value="0.4274" calcext:value-type="float">
            <text:p>0.4274</text:p>
          </table:table-cell>
          <table:table-cell office:value-type="float" office:value="0.538" calcext:value-type="float">
            <text:p>0.538</text:p>
          </table:table-cell>
          <table:table-cell office:value-type="float" office:value="0.7171" calcext:value-type="float">
            <text:p>0.7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ons</text:p>
          </table:table-cell>
          <table:table-cell table:number-columns-repeated="8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.4669" calcext:value-type="float">
            <text:p>1.4669</text:p>
          </table:table-cell>
          <table:table-cell office:value-type="float" office:value="1.9407" calcext:value-type="float">
            <text:p>1.9407</text:p>
          </table:table-cell>
          <table:table-cell office:value-type="float" office:value="2.2284" calcext:value-type="float">
            <text:p>2.2284</text:p>
          </table:table-cell>
          <table:table-cell office:value-type="float" office:value="2.6835" calcext:value-type="float">
            <text:p>2.6835</text:p>
          </table:table-cell>
          <table:table-cell office:value-type="float" office:value="2.8893" calcext:value-type="float">
            <text:p>2.8893</text:p>
          </table:table-cell>
          <table:table-cell office:value-type="float" office:value="3.3363" calcext:value-type="float">
            <text:p>3.336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4496" calcext:value-type="float">
            <text:p>1.4496</text:p>
          </table:table-cell>
          <table:table-cell office:value-type="float" office:value="1.8262" calcext:value-type="float">
            <text:p>1.8262</text:p>
          </table:table-cell>
          <table:table-cell office:value-type="float" office:value="2.1308" calcext:value-type="float">
            <text:p>2.1308</text:p>
          </table:table-cell>
          <table:table-cell office:value-type="float" office:value="2.6908" calcext:value-type="float">
            <text:p>2.6908</text:p>
          </table:table-cell>
          <table:table-cell office:value-type="float" office:value="2.9855" calcext:value-type="float">
            <text:p>2.9855</text:p>
          </table:table-cell>
          <table:table-cell office:value-type="float" office:value="3.2818" calcext:value-type="float">
            <text:p>3.28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4165" calcext:value-type="float">
            <text:p>1.4165</text:p>
          </table:table-cell>
          <table:table-cell office:value-type="float" office:value="1.8144" calcext:value-type="float">
            <text:p>1.8144</text:p>
          </table:table-cell>
          <table:table-cell office:value-type="float" office:value="2.0376" calcext:value-type="float">
            <text:p>2.0376</text:p>
          </table:table-cell>
          <table:table-cell office:value-type="float" office:value="2.5996" calcext:value-type="float">
            <text:p>2.5996</text:p>
          </table:table-cell>
          <table:table-cell office:value-type="float" office:value="2.7683" calcext:value-type="float">
            <text:p>2.7683</text:p>
          </table:table-cell>
          <table:table-cell office:value-type="float" office:value="3.2942" calcext:value-type="float">
            <text:p>3.29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586" calcext:value-type="float">
            <text:p>1.4586</text:p>
          </table:table-cell>
          <table:table-cell office:value-type="float" office:value="1.6059" calcext:value-type="float">
            <text:p>1.6059</text:p>
          </table:table-cell>
          <table:table-cell office:value-type="float" office:value="1.8014" calcext:value-type="float">
            <text:p>1.8014</text:p>
          </table:table-cell>
          <table:table-cell office:value-type="float" office:value="2.2717" calcext:value-type="float">
            <text:p>2.2717</text:p>
          </table:table-cell>
          <table:table-cell office:value-type="float" office:value="2.649" calcext:value-type="float">
            <text:p>2.649</text:p>
          </table:table-cell>
          <table:table-cell office:value-type="float" office:value="3.2797" calcext:value-type="float">
            <text:p>3.279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124" calcext:value-type="float">
            <text:p>1.3124</text:p>
          </table:table-cell>
          <table:table-cell office:value-type="float" office:value="1.4416" calcext:value-type="float">
            <text:p>1.4416</text:p>
          </table:table-cell>
          <table:table-cell office:value-type="float" office:value="1.4972" calcext:value-type="float">
            <text:p>1.4972</text:p>
          </table:table-cell>
          <table:table-cell office:value-type="float" office:value="1.7763" calcext:value-type="float">
            <text:p>1.7763</text:p>
          </table:table-cell>
          <table:table-cell office:value-type="float" office:value="2.2146" calcext:value-type="float">
            <text:p>2.2146</text:p>
          </table:table-cell>
          <table:table-cell office:value-type="float" office:value="3.1125" calcext:value-type="float">
            <text:p>3.112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593" calcext:value-type="float">
            <text:p>0.7593</text:p>
          </table:table-cell>
          <table:table-cell office:value-type="float" office:value="0.836" calcext:value-type="float">
            <text:p>0.836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9253" calcext:value-type="float">
            <text:p>0.9253</text:p>
          </table:table-cell>
          <table:table-cell office:value-type="float" office:value="1.2123" calcext:value-type="float">
            <text:p>1.2123</text:p>
          </table:table-cell>
          <table:table-cell office:value-type="float" office:value="2.356" calcext:value-type="float">
            <text:p>2.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ar - ubar</text:p>
          </table:table-cell>
          <table:table-cell table:number-columns-repeated="8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88" calcext:value-type="float">
            <text:p>0.0088</text:p>
          </table:table-cell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29" calcext:value-type="float">
            <text:p>-0.00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32" calcext:value-type="float">
            <text:p>0.0032</text:p>
          </table:table-cell>
          <table:table-cell office:value-type="float" office:value="-0.0122" calcext:value-type="float">
            <text:p>-0.0122</text:p>
          </table:table-cell>
          <table:table-cell office:value-type="float" office:value="0.0052" calcext:value-type="float">
            <text:p>0.0052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175" calcext:value-type="float">
            <text:p>0.0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741" calcext:value-type="float">
            <text:p>0.0741</text:p>
          </table:table-cell>
          <table:table-cell office:value-type="float" office:value="-0.0532" calcext:value-type="float">
            <text:p>-0.0532</text:p>
          </table:table-cell>
          <table:table-cell office:value-type="float" office:value="0.0482" calcext:value-type="float">
            <text:p>0.0482</text:p>
          </table:table-cell>
          <table:table-cell office:value-type="float" office:value="-0.0329" calcext:value-type="float">
            <text:p>-0.032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493" calcext:value-type="float">
            <text:p>0.049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1516" calcext:value-type="float">
            <text:p>0.1516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1924" calcext:value-type="float">
            <text:p>0.192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06" calcext:value-type="float">
            <text:p>0.06</text:p>
          </table:table-cell>
          <table:table-cell office:value-type="float" office:value="0.0966" calcext:value-type="float">
            <text:p>0.0966</text:p>
          </table:table-cell>
          <table:table-cell office:value-type="float" office:value="0.1147" calcext:value-type="float">
            <text:p>0.1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ar/ubar</text:p>
          </table:table-cell>
          <table:table-cell table:number-columns-repeated="8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.81481481481" calcext:value-type="float">
            <text:p>1.8148148148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355555555556" calcext:value-type="float">
            <text:p>0.3555555556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07207207207" calcext:value-type="float">
            <text:p>1.0720720721</text:p>
          </table:table-cell>
          <table:table-cell office:value-type="float" office:value="0.754032258065" calcext:value-type="float">
            <text:p>0.7540322581</text:p>
          </table:table-cell>
          <table:table-cell office:value-type="float" office:value="1.20472440945" calcext:value-type="float">
            <text:p>1.2047244095</text:p>
          </table:table-cell>
          <table:table-cell office:value-type="float" office:value="0.522222222222" calcext:value-type="float">
            <text:p>0.5222222222</text:p>
          </table:table-cell>
          <table:table-cell office:value-type="float" office:value="14.4615384615" calcext:value-type="float">
            <text:p>14.4615384615</text:p>
          </table:table-cell>
          <table:table-cell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1447260834" calcext:value-type="float">
            <text:p>1.1447260834</text:p>
          </table:table-cell>
          <table:table-cell office:value-type="float" office:value="1.30965315504" calcext:value-type="float">
            <text:p>1.309653155</text:p>
          </table:table-cell>
          <table:table-cell office:value-type="float" office:value="0.813725490196" calcext:value-type="float">
            <text:p>0.8137254902</text:p>
          </table:table-cell>
          <table:table-cell office:value-type="float" office:value="1.31380208333" calcext:value-type="float">
            <text:p>1.3138020833</text:p>
          </table:table-cell>
          <table:table-cell office:value-type="float" office:value="0.825556733828" calcext:value-type="float">
            <text:p>0.8255567338</text:p>
          </table:table-cell>
          <table:table-cell office:value-type="float" office:value="1.36101083032" calcext:value-type="float">
            <text:p>1.36101083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898667743" calcext:value-type="float">
            <text:p>1.1289866774</text:p>
          </table:table-cell>
          <table:table-cell office:value-type="float" office:value="1.20509499136" calcext:value-type="float">
            <text:p>1.2050949914</text:p>
          </table:table-cell>
          <table:table-cell office:value-type="float" office:value="1.35812043796" calcext:value-type="float">
            <text:p>1.358120438</text:p>
          </table:table-cell>
          <table:table-cell office:value-type="float" office:value="1.32481412639" calcext:value-type="float">
            <text:p>1.3248141264</text:p>
          </table:table-cell>
          <table:table-cell office:value-type="float" office:value="1.02709847984" calcext:value-type="float">
            <text:p>1.0270984798</text:p>
          </table:table-cell>
          <table:table-cell office:value-type="float" office:value="1.43939393939" calcext:value-type="float">
            <text:p>1.439393939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4119643615" calcext:value-type="float">
            <text:p>1.2411964362</text:p>
          </table:table-cell>
          <table:table-cell office:value-type="float" office:value="1.27186663923" calcext:value-type="float">
            <text:p>1.2718666392</text:p>
          </table:table-cell>
          <table:table-cell office:value-type="float" office:value="1.32084656085" calcext:value-type="float">
            <text:p>1.3208465609</text:p>
          </table:table-cell>
          <table:table-cell office:value-type="float" office:value="1.28683914511" calcext:value-type="float">
            <text:p>1.2868391451</text:p>
          </table:table-cell>
          <table:table-cell office:value-type="float" office:value="1.27256822953" calcext:value-type="float">
            <text:p>1.2725682295</text:p>
          </table:table-cell>
          <table:table-cell office:value-type="float" office:value="1.43947007766" calcext:value-type="float">
            <text:p>1.439470077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831809872" calcext:value-type="float">
            <text:p>1.0831809872</text:p>
          </table:table-cell>
          <table:table-cell office:value-type="float" office:value="1.21481253841" calcext:value-type="float">
            <text:p>1.2148125384</text:p>
          </table:table-cell>
          <table:table-cell office:value-type="float" office:value="1.1975166041" calcext:value-type="float">
            <text:p>1.1975166041</text:p>
          </table:table-cell>
          <table:table-cell office:value-type="float" office:value="1.16330974415" calcext:value-type="float">
            <text:p>1.1633097442</text:p>
          </table:table-cell>
          <table:table-cell office:value-type="float" office:value="1.21884911645" calcext:value-type="float">
            <text:p>1.2188491165</text:p>
          </table:table-cell>
          <table:table-cell office:value-type="float" office:value="1.19040504648" calcext:value-type="float">
            <text:p>1.190405046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2T14:28:11.148222922</dc:date>
    <meta:editing-duration>PT31M56S</meta:editing-duration>
    <meta:editing-cycles>1</meta:editing-cycles>
    <meta:document-statistic meta:table-count="1" meta:cell-count="223" meta:object-count="0"/>
    <meta:generator>LibreOffice/5.1.6.2$Linux_X86_64 LibreOffice_project/10m0$Build-2</meta:generator>
  </office:meta>
</office:document-meta>
</file>